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02in"/>
    </style:style>
    <style:style style:name="co2" style:family="table-column">
      <style:table-column-properties fo:break-before="auto" style:column-width="0.352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00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4"/>
          <table:table-cell office:value-type="string">
            <text:p>clas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namespace FBI</text:p>
          </table:table-cell>
          <table:table-cell office:value-type="string">
            <text:p>.GUI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Style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rawing</text:p>
          </table:table-cell>
          <table:table-cell office:value-type="string">
            <text:p>Generic drawing functions</text:p>
          </table:table-cell>
        </table:table-row>
        <table:table-row table:style-name="ro1">
          <table:table-cell table:number-columns-repeated="4"/>
          <table:table-cell office:value-type="string">
            <text:p>Icon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View</text:p>
          </table:table-cell>
          <table:table-cell office:value-type="string">
            <text:p>Sets GUI to game/lobby/home..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.Menu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cale</text:p>
          </table:table-cell>
          <table:table-cell office:value-type="string">
            <text:p>Scales menu from window size</text:p>
          </table:table-cell>
        </table:table-row>
        <table:table-row table:style-name="ro1">
          <table:table-cell table:number-columns-repeated="3"/>
          <table:table-cell office:value-type="string">
            <text:p>.Home</text:p>
          </table:table-cell>
          <table:table-cell office:value-type="string">
            <text:p>Screen</text:p>
          </table:table-cell>
          <table:table-cell office:value-type="string">
            <text:p>Opening screen (new game, exit...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.Lobby</text:p>
          </table:table-cell>
          <table:table-cell office:value-type="string">
            <text:p>Screen</text:p>
          </table:table-cell>
          <table:table-cell office:value-type="string">
            <text:p>Game setup screen</text:p>
          </table:table-cell>
        </table:table-row>
        <table:table-row table:style-name="ro2">
          <table:table-cell table:number-columns-repeated="4"/>
          <table:table-cell office:value-type="string">
            <text:p>NameSelector</text:p>
          </table:table-cell>
          <table:table-cell office:value-type="string">
            <text:p>Player name entry</text:p>
          </table:table-cell>
        </table:table-row>
        <table:table-row table:style-name="ro2">
          <table:table-cell table:number-columns-repeated="4"/>
          <table:table-cell office:value-type="string">
            <text:p>FactionSelector</text:p>
          </table:table-cell>
          <table:table-cell office:value-type="string">
            <text:p>Player faction entry</text:p>
          </table:table-cell>
        </table:table-row>
        <table:table-row table:style-name="ro2">
          <table:table-cell table:number-columns-repeated="4"/>
          <table:table-cell office:value-type="string">
            <text:p>MapSelector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ObstacleDensity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StartButtons</text:p>
          </table:table-cell>
          <table:table-cell office:value-type="string">
            <text:p>Game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.Loading</text:p>
          </table:table-cell>
          <table:table-cell office:value-type="string">
            <text:p>Screen</text:p>
          </table:table-cell>
          <table:table-cell office:value-type="string">
            <text:p>Game loading screen (after lobby)</text:p>
          </table:table-cell>
        </table:table-row>
        <table:table-row table:style-name="ro1">
          <table:table-cell table:number-columns-repeated="4"/>
          <table:table-cell office:value-type="string">
            <text:p>Text</text:p>
          </table:table-cell>
          <table:table-cell office:value-type="string">
            <text:p>Loading progress text bo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.Over</text:p>
          </table:table-cell>
          <table:table-cell office:value-type="string">
            <text:p>Screen</text:p>
          </table:table-cell>
          <table:table-cell office:value-type="string">
            <text:p>Game over scree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.Game</text:p>
          </table:table-cell>
          <table:table-cell/>
          <table:table-cell office:value-type="string">
            <text:p>Screen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GameWorldCursor</text:p>
          </table:table-cell>
          <table:table-cell office:value-type="string">
            <text:p>Finds cursor position in game window, subtracting GUI space</text:p>
          </table:table-cell>
        </table:table-row>
        <table:table-row table:style-name="ro2">
          <table:table-cell table:number-columns-repeated="4"/>
          <table:table-cell office:value-type="string">
            <text:p>QuickKey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spector</text:p>
          </table:table-cell>
          <table:table-cell office:value-type="string">
            <text:p>In-game Token inspector panel</text:p>
          </table:table-cell>
        </table:table-row>
        <table:table-row table:style-name="ro1">
          <table:table-cell table:number-columns-repeated="4"/>
          <table:table-cell office:value-type="string">
            <text:p>Info</text:p>
          </table:table-cell>
          <table:table-cell office:value-type="string">
            <text:p>Player/Time/Queue info display panel</text:p>
          </table:table-cell>
        </table:table-row>
        <table:table-row table:style-name="ro2">
          <table:table-cell table:number-columns-repeated="4"/>
          <table:table-cell office:value-type="string">
            <text:p>ActionInfo</text:p>
          </table:table-cell>
          <table:table-cell office:value-type="string">
            <text:p>Action details display panel</text:p>
          </table:table-cell>
        </table:table-row>
        <table:table-row table:style-name="ro1">
          <table:table-cell table:number-columns-repeated="4"/>
          <table:table-cell office:value-type="string">
            <text:p>Tracking</text:p>
          </table:table-cell>
          <table:table-cell office:value-type="string">
            <text:p>Player-set tracking of specific tokens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>
            <text:p>.Players</text:p>
          </table:table-cell>
          <table:table-cell table:number-columns-repeated="2"/>
          <table:table-cell office:value-type="string">
            <text:p>Player</text:p>
          </table:table-cell>
          <table:table-cell office:value-type="string">
            <text:p>Individual player</text:p>
          </table:table-cell>
        </table:table-row>
        <table:table-row table:style-name="ro1">
          <table:table-cell table:number-columns-repeated="4"/>
          <table:table-cell office:value-type="string">
            <text:p>Roster</text:p>
          </table:table-cell>
          <table:table-cell office:value-type="string">
            <text:p>List of all players &amp; attributes</text:p>
          </table:table-cell>
        </table:table-row>
        <table:table-row table:style-name="ro1">
          <table:table-cell table:number-columns-repeated="4"/>
          <table:table-cell office:value-type="string">
            <text:p>Faction</text:p>
          </table:table-cell>
          <table:table-cell office:value-type="string">
            <text:p>Faction name, colors, fonts....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.Board</text:p>
          </table:table-cell>
          <table:table-cell table:number-columns-repeated="2"/>
          <table:table-cell office:value-type="string">
            <text:p>Map</text:p>
          </table:table-cell>
          <table:table-cell office:value-type="string">
            <text:p>Cluster of settings to be passed from menu to map generator</text:p>
          </table:table-cell>
        </table:table-row>
        <table:table-row table:style-name="ro1">
          <table:table-cell table:number-columns-repeated="4"/>
          <table:table-cell office:value-type="string">
            <text:p>Atlas</text:p>
          </table:table-cell>
          <table:table-cell office:value-type="string">
            <text:p>Collection of stock maps</text:p>
          </table:table-cell>
        </table:table-row>
        <table:table-row table:style-name="ro1">
          <table:table-cell table:number-columns-repeated="4"/>
          <table:table-cell office:value-type="string">
            <text:p>Location</text:p>
          </table:table-cell>
          <table:table-cell office:value-type="string">
            <text:p>(x,y) coordinates of an object in board cells -[bool for air and ground occupation]</text:p>
          </table:table-cell>
        </table:table-row>
        <table:table-row table:style-name="ro1">
          <table:table-cell table:number-columns-repeated="4"/>
          <table:table-cell office:value-type="string">
            <text:p>Cell</text:p>
          </table:table-cell>
          <table:table-cell office:value-type="string">
            <text:p>Single board space, contains 4 token slots (item/ground/air/gas)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.Time</text:p>
          </table:table-cell>
          <table:table-cell table:number-columns-repeated="2"/>
          <table:table-cell office:value-type="string">
            <text:p>Clock</text:p>
          </table:table-cell>
          <table:table-cell office:value-type="string">
            <text:p>In-game hours/days</text:p>
          </table:table-cell>
        </table:table-row>
        <table:table-row table:style-name="ro2">
          <table:table-cell table:number-columns-repeated="4"/>
          <table:table-cell office:value-type="string">
            <text:p>Queue</text:p>
          </table:table-cell>
          <table:table-cell office:value-type="string">
            <text:p>TurnQueue manager</text:p>
          </table:table-cell>
        </table:table-row>
        <table:table-row table:style-name="ro2">
          <table:table-cell table:number-columns-repeated="4"/>
          <table:table-cell office:value-type="string">
            <text:p>TurnQueue</text:p>
          </table:table-cell>
          <table:table-cell office:value-type="string">
            <text:p>Generic list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2">
          <table:table-cell/>
          <table:table-cell office:value-type="string">
            <text:p>.Generic</text:p>
          </table:table-cell>
          <table:table-cell table:number-columns-repeated="2"/>
          <table:table-cell office:value-type="string">
            <text:p>TurnQueue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ListPlu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ReDictionary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Dictionary3D(cubetionary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ictionary2D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FlipList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7/10/2013</text:date>, <text:time>16:1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7-10T15:12:57</meta:creation-date>
    <meta:generator>OpenOffice.org/3.0$Unix OpenOffice.org_project/300m9$Build-9358</meta:generator>
    <dc:date>2013-07-10T16:13:19</dc:date>
    <meta:editing-duration>PT01H00M22S</meta:editing-duration>
    <meta:editing-cycles>10</meta:editing-cycles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